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last mein final stats are taken from new files (for eg – branch count in Toma_ROB)</text:p>
          </table:table-cell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5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5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table:style-name="ce6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 using all new files with a prefix “Toma_”</text:p>
          </table:table-cell>
          <table:table-cell table:number-columns-repeated="11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21:59:10.280790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18T22:45:57.146841826</dc:date>
    <meta:editing-duration>PT6H53M21S</meta:editing-duration>
    <meta:editing-cycles>28</meta:editing-cycles>
    <meta:document-statistic meta:table-count="1" meta:cell-count="43" meta:object-count="0"/>
  </office:meta>
</office:document-meta>
</file>